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 sans" svg:font-family="'open sans',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635cm" fo:line-height="128%" fo:orphans="2" fo:widows="2" fo:text-indent="0cm" style:auto-text-indent="false"/>
      <style:text-properties fo:font-variant="normal" fo:text-transform="none" fo:color="#29303b" style:font-name="open sans" fo:font-size="27pt" fo:letter-spacing="normal" fo:font-style="normal" fo:font-weight="normal"/>
    </style:style>
    <style:style style:name="P2" style:family="paragraph" style:parent-style-name="Text_20_body">
      <style:paragraph-properties fo:margin-left="0cm" fo:margin-right="0cm" fo:margin-top="0cm" fo:margin-bottom="0.529cm"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4" style:family="paragraph" style:parent-style-name="Text_20_body" style:list-style-name="L2">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5" style:family="paragraph" style:parent-style-name="Text_20_body" style:list-style-name="L3">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6" style:family="paragraph" style:parent-style-name="Text_20_body" style:list-style-name="L4">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7" style:family="paragraph" style:parent-style-name="Text_20_body" style:list-style-name="L5">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8" style:family="paragraph" style:parent-style-name="Text_20_body" style:list-style-name="L6">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9" style:family="paragraph" style:parent-style-name="Text_20_body" style:list-style-name="L7">
      <style:paragraph-properties fo:margin-left="0cm" fo:margin-right="0cm" fo:margin-top="0cm" fo:margin-bottom="0.265cm" fo:orphans="2" fo:widows="2" fo:text-indent="0cm" style:auto-text-indent="false" fo:padding="0cm" fo:border="none"/>
      <style:text-properties fo:font-variant="normal" fo:text-transform="none" fo:color="#29303b" style:font-name="open sans" fo:font-size="11.25pt" fo:letter-spacing="normal" fo:font-style="normal" fo:font-weight="normal"/>
    </style:style>
    <style:style style:name="P10" style:family="paragraph" style:parent-style-name="Text_20_body" style:list-style-name="L1">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1" style:family="paragraph" style:parent-style-name="Text_20_body" style:list-style-name="L2">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2" style:family="paragraph" style:parent-style-name="Text_20_body" style:list-style-name="L3">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3" style:family="paragraph" style:parent-style-name="Text_20_body" style:list-style-name="L4">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4" style:family="paragraph" style:parent-style-name="Text_20_body" style:list-style-name="L5">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5" style:family="paragraph" style:parent-style-name="Text_20_body" style:list-style-name="L6">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6" style:family="paragraph" style:parent-style-name="Text_20_body" style:list-style-name="L7">
      <style:paragraph-properties fo:margin-top="0cm" fo:margin-bottom="0.265cm" fo:orphans="2" fo:widows="2" fo:padding="0cm" fo:border="none"/>
      <style:text-properties fo:font-variant="normal" fo:text-transform="none" fo:color="#29303b" style:font-name="open sans" fo:font-size="11.25pt" fo:letter-spacing="normal" fo:font-style="normal" fo:font-weight="normal"/>
    </style:style>
    <style:style style:name="P17" style:family="paragraph" style:parent-style-name="Text_20_body" style:list-style-name="L2">
      <style:paragraph-properties fo:margin-top="0cm" fo:margin-bottom="0.265cm" fo:orphans="2" fo:widows="2" fo:padding="0cm" fo:border="none"/>
    </style:style>
    <style:style style:name="P18" style:family="paragraph" style:parent-style-name="Text_20_body" style:list-style-name="L4">
      <style:paragraph-properties fo:margin-top="0cm" fo:margin-bottom="0.265cm" fo:orphans="2" fo:widows="2" fo:padding="0cm" fo:border="none"/>
    </style:style>
    <style:style style:name="P19" style:family="paragraph" style:parent-style-name="Text_20_body">
      <style:paragraph-properties fo:orphans="2" fo:widows="2" fo:padding="0cm" fo:border="none"/>
    </style:style>
    <style:style style:name="T1" style:family="text">
      <style:text-properties fo:font-variant="normal" fo:text-transform="none" fo:color="#29303b" style:font-name="open sans" fo:font-size="13.5pt" fo:letter-spacing="normal" fo:font-style="normal" fo:font-weight="bold"/>
    </style:style>
    <style:style style:name="T2" style:family="text">
      <style:text-properties fo:font-variant="normal" fo:text-transform="none" fo:color="#29303b" style:font-name="open sans" fo:font-size="11.25pt" fo:letter-spacing="normal"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wnload the 7 steps here</text:p>
      <text:p text:style-name="P2"><text:span text:style-name="Strong_20_Emphasis"><text:span text:style-name="T1">1. Define your project</text:span></text:span></text:p>
      <text:list xml:id="list2640078067817410080" text:style-name="L1">
        <text:list-item>
          <text:p text:style-name="P3">Start off by defining the goal of your project. This can be showing your portfolio to the world, selling an e-book, building a blog, etc.</text:p>
        </text:list-item>
        <text:list-item>
          <text:p text:style-name="P10">Also define your audience. Ask yourself: which is the typical user that will visit my website?</text:p>
        </text:list-item>
        <text:list-item>
          <text:p text:style-name="P10">This is important, because you should always design with your goal and audience in mind.</text:p>
        </text:list-item>
      </text:list>
      <text:p text:style-name="P19"/>
      <text:p text:style-name="P2"><text:span text:style-name="Strong_20_Emphasis"><text:span text:style-name="T1">2. Plan out everything</text:span></text:span></text:p>
      <text:list xml:id="list4087953090624756983" text:style-name="L2">
        <text:list-item>
          <text:p text:style-name="P4">Once your project is defined, plan your content carefully. This includes text, images, videos, icons, etc.</text:p>
        </text:list-item>
        <text:list-item>
          <text:p text:style-name="P17"><text:span text:style-name="T2">Remember what I told you about visual hierarchy. It plays an important role when you start thinking about what you want on your website and what you don't. Defining the content before actually starting the design is called the </text:span><text:span text:style-name="Emphasis"><text:span text:style-name="T2">content-first approach</text:span></text:span><text:span text:style-name="T2">. It means that you should design for the content, instead of designing a webpage and then filling it with some stuff.</text:span></text:p>
        </text:list-item>
        <text:list-item>
          <text:p text:style-name="P11">Define the navigation.</text:p>
        </text:list-item>
        <text:list-item>
          <text:p text:style-name="P11">Define the site structure. You can draw a sitemap in this step if we're talking about a bigger project.</text:p>
        </text:list-item>
      </text:list>
      <text:p text:style-name="P19"/>
      <text:p text:style-name="P2"><text:span text:style-name="Strong_20_Emphasis"><text:span text:style-name="T1">3. Sketch your ideas before you design</text:span></text:span></text:p>
      <text:list xml:id="list8754914658502457180" text:style-name="L3">
        <text:list-item>
          <text:p text:style-name="P5">Now it's time to get inspired and think about your design.</text:p>
        </text:list-item>
        <text:list-item>
          <text:p text:style-name="P12">Then, get the ideas out of your head. And with that I mean that you should sketch your ideas before you start designing. It will help you explore ideas and create a concept of what you want to build. Using pencil and paper is a great way of quickly retaining your valuable ideas.</text:p>
        </text:list-item>
        <text:list-item>
          <text:p text:style-name="P12">Make as many sketches as you want, but don't spend too much time perfecting anything. Once you have an initial idea, you can concentrate on the details when designing in HTML and CSS.</text:p>
        </text:list-item>
        <text:list-item>
          <text:p text:style-name="P12">I advise you to never, ever start designing without having an idea of what you want to build. Getting inspiration is very important in this phase, and I already told you how to do that!</text:p>
        </text:list-item>
      </text:list>
      <text:p text:style-name="P19"/>
      <text:p text:style-name="P2"><text:span text:style-name="Strong_20_Emphasis"><text:span text:style-name="T1">4. Design and develop your website</text:span></text:span></text:p>
      <text:list xml:id="list6833852932337758169" text:style-name="L4">
        <text:list-item>
          <text:p text:style-name="P6"><text:soft-page-break/>After sketching, start to design your website using all the guidelines and tips you've learned in the web design section.</text:p>
        </text:list-item>
        <text:list-item>
          <text:p text:style-name="P18"><text:span text:style-name="T2">You'll do that using HTML and CSS, which is called </text:span><text:span text:style-name="Emphasis"><text:span text:style-name="T2">designing in the browser</text:span></text:span><text:span text:style-name="T2">. Designing in the browser is basically designing and developing at the same time.</text:span></text:p>
        </text:list-item>
        <text:list-item>
          <text:p text:style-name="P13">There are more and more designers leaving traditional design programs such as Photoshop and start designing in the browser. The biggest reason for this is that you can't design responsive websites in photoshop. It also saves you tons of time.</text:p>
        </text:list-item>
        <text:list-item>
          <text:p text:style-name="P13">In this phase, you'll use your sketches, content and planning decisions you've made in steps 1, 2 and 3.</text:p>
        </text:list-item>
      </text:list>
      <text:p text:style-name="P19"/>
      <text:p text:style-name="P2"><text:span text:style-name="Strong_20_Emphasis"><text:span text:style-name="T1">5. It's not done yet: optimization</text:span></text:span></text:p>
      <text:list xml:id="list1810570843448603517" text:style-name="L5">
        <text:list-item>
          <text:p text:style-name="P7">Before you can actually launch your beautiful masterpiece for the world to see it, we have to optimize its performance in terms of site speed.</text:p>
        </text:list-item>
        <text:list-item>
          <text:p text:style-name="P14">You also need to do some basic search engine optimization (SEO) for search engines such as google.</text:p>
        </text:list-item>
      </text:list>
      <text:p text:style-name="P19"/>
      <text:p text:style-name="P2"><text:span text:style-name="Strong_20_Emphasis"><text:span text:style-name="T1">6. Launch the masterpiece</text:span></text:span></text:p>
      <text:list xml:id="list4508977530809641505" text:style-name="L6">
        <text:list-item>
          <text:p text:style-name="P8">Your optimized website is now finally ready to launch.</text:p>
        </text:list-item>
        <text:list-item>
          <text:p text:style-name="P15">All you need for launching is a webserver that will host your website and deliver it to the world.</text:p>
        </text:list-item>
      </text:list>
      <text:p text:style-name="P19"/>
      <text:p text:style-name="P2"><text:span text:style-name="Strong_20_Emphasis"><text:span text:style-name="T1">7. Site maintenance</text:span></text:span></text:p>
      <text:list xml:id="list7420225051080073886" text:style-name="L7">
        <text:list-item>
          <text:p text:style-name="P9">The launch of your website is not the end of the story.</text:p>
        </text:list-item>
        <text:list-item>
          <text:p text:style-name="P16">Now it's time to monitor your users' behavior and make some changes to your website if necessary.</text:p>
        </text:list-item>
        <text:list-item>
          <text:p text:style-name="P16">You should also update your content regularly in order to show your users that your website is alive! For instance, a blog can be a great way of doing tha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 sans" svg:font-family="'open sans',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S</meta:editing-duration>
    <meta:editing-cycles>3</meta:editing-cycles>
    <meta:generator>OpenOffice/4.1.7$Win32 OpenOffice.org_project/417m1$Build-9800</meta:generator>
    <dc:date>2020-02-02T17:58:32.43</dc:date>
    <meta:document-statistic meta:table-count="0" meta:image-count="0" meta:object-count="0" meta:page-count="2" meta:paragraph-count="30" meta:word-count="584" meta:character-count="3187"/>
    <dc:creator>Emmanuel  Nuño Estrella </dc:creator>
    <meta:user-defined meta:name="Info 1"/>
    <meta:user-defined meta:name="Info 2"/>
    <meta:user-defined meta:name="Info 3"/>
    <meta:user-defined meta:name="Info 4"/>
  </office:meta>
</office:document-meta>
</file>